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break-before="page" table:align="left"/>
    </style:style>
    <style:style style:name="Table1.A" style:family="table-column">
      <style:table-column-properties style:column-width="1.334cm"/>
    </style:style>
    <style:style style:name="Table1.B" style:family="table-column">
      <style:table-column-properties style:column-width="14.33cm"/>
    </style:style>
    <style:style style:name="Table1.C" style:family="table-column">
      <style:table-column-properties style:column-width="1.337cm"/>
    </style:style>
    <style:style style:name="Table1.A1" style:family="table-cell">
      <style:table-cell-properties fo:padding="0.049cm" fo:border-left="0.05pt solid #000000" fo:border-right="none" fo:border-top="0.05pt solid #000000" fo:border-bottom="0.05pt solid #000000"/>
    </style:style>
    <style:style style:name="Table1.C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style:font-name="Courier 10 Pitch" fo:font-weight="normal" style:font-weight-asian="normal" style:font-weight-complex="normal"/>
    </style:style>
    <style:style style:name="P6" style:family="paragraph" style:parent-style-name="Standard">
      <style:paragraph-properties fo:margin-left="1.251cm" fo:margin-right="0cm" fo:text-indent="0cm" style:auto-text-indent="false"/>
      <style:text-properties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indent="0cm" style:auto-text-indent="false"/>
      <style:text-properties style:font-name="Courier New" fo:font-size="11pt" fo:font-weight="normal" style:font-size-asian="11pt" style:font-weight-asian="normal" style:font-size-complex="11pt" style:font-weight-complex="normal"/>
    </style:style>
    <style:style style:name="P8" style:family="paragraph" style:parent-style-name="Standard">
      <style:paragraph-properties fo:margin-left="1.251cm" fo:margin-right="0cm" fo:text-indent="0cm" style:auto-text-indent="false"/>
      <style:text-properties style:font-name="Courier 10 Pitch"/>
    </style:style>
    <style:style style:name="P9" style:family="paragraph" style:parent-style-name="Standard">
      <style:paragraph-properties fo:margin-left="1.251cm" fo:margin-right="0cm" fo:text-indent="0cm" style:auto-text-indent="false"/>
      <style:text-properties style:font-name="Courier 10 Pitch" fo:font-weight="normal" style:font-weight-asian="normal" style:font-weight-complex="normal"/>
    </style:style>
    <style:style style:name="P10" style:family="paragraph" style:parent-style-name="Standard">
      <style:paragraph-properties fo:margin-left="1.251cm" fo:margin-right="0cm" fo:text-indent="0cm" style:auto-text-indent="false"/>
      <style:text-properties style:font-name="Courier 10 Pitch" fo:font-size="11pt" fo:font-weight="normal" style:font-size-asian="11pt" style:font-weight-asian="normal" style:font-size-complex="11pt" style:font-weight-complex="normal"/>
    </style:style>
    <style:style style:name="P11" style:family="paragraph" style:parent-style-name="Standard">
      <style:paragraph-properties fo:margin-left="1.251cm" fo:margin-right="0cm" fo:text-indent="0cm" style:auto-text-indent="false"/>
      <style:text-properties style:font-name="Courier 10 Pitch" fo:font-style="normal" fo:font-weight="normal" style:font-style-asian="normal" style:font-weight-asian="normal" style:font-style-complex="normal" style:font-weight-complex="normal"/>
    </style:style>
    <style:style style:name="P12" style:family="paragraph" style:parent-style-name="Standard">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1.251cm" fo:margin-right="0cm" fo:margin-top="0cm" fo:margin-bottom="0cm" fo:text-indent="0cm" style:auto-text-indent="false"/>
      <style:text-properties style:font-name="Courier New"/>
    </style:style>
    <style:style style:name="P14" style:family="paragraph" style:parent-style-name="Text_20_body">
      <style:paragraph-properties fo:margin-left="1.251cm" fo:margin-right="0cm" fo:margin-top="0cm" fo:margin-bottom="0cm" fo:text-indent="0cm" style:auto-text-indent="false"/>
      <style:text-properties style:font-name="Courier 10 Pitch"/>
    </style:style>
    <style:style style:name="P15" style:family="paragraph" style:parent-style-name="Standard">
      <style:paragraph-properties fo:margin-left="1.251cm" fo:margin-right="0cm" fo:margin-top="0cm" fo:margin-bottom="0cm" fo:text-indent="0cm" style:auto-text-indent="false"/>
      <style:text-properties style:font-name="Courier 10 Pitch"/>
    </style:style>
    <style:style style:name="P16" style:family="paragraph" style:parent-style-name="Standard">
      <style:paragraph-properties fo:margin-left="0cm" fo:margin-right="0cm" fo:text-indent="0cm" style:auto-text-indent="false"/>
      <style:text-properties fo:font-weight="normal" style:font-weight-asian="normal" style:font-weight-complex="normal"/>
    </style:style>
    <style:style style:name="P17" style:family="paragraph" style:parent-style-name="Standard">
      <style:paragraph-properties fo:margin-left="0cm" fo:margin-right="0cm" fo:text-indent="0cm" style:auto-text-indent="false"/>
      <style:text-properties style:font-name="Courier New" fo:font-weight="normal" style:font-weight-asian="normal" style:font-weight-complex="normal"/>
    </style:style>
    <style:style style:name="P18" style:family="paragraph" style:parent-style-name="Standard">
      <style:paragraph-properties fo:margin-left="0cm" fo:margin-right="0cm" fo:text-indent="0cm" style:auto-text-indent="false"/>
      <style:text-properties style:font-name="Courier 10 Pitch" fo:font-weight="normal" style:font-weight-asian="normal" style:font-weight-complex="normal"/>
    </style:style>
    <style:style style:name="P19" style:family="paragraph" style:parent-style-name="Standard">
      <style:paragraph-properties fo:margin-top="0cm" fo:margin-bottom="0cm"/>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style:font-name="Courier New"/>
    </style:style>
    <style:style style:name="P22" style:family="paragraph" style:parent-style-name="Text_20_body">
      <style:paragraph-properties fo:margin-top="0cm" fo:margin-bottom="0cm"/>
      <style:text-properties fo:font-weight="normal" style:font-weight-asian="normal" style:font-weight-complex="normal"/>
    </style:style>
    <style:style style:name="P23" style:family="paragraph" style:parent-style-name="Text_20_body">
      <style:paragraph-properties fo:margin-top="0cm" fo:margin-bottom="0cm"/>
      <style:text-properties style:font-name="Courier 10 Pitch"/>
    </style:style>
    <style:style style:name="P24" style:family="paragraph" style:parent-style-name="Text_20_body">
      <style:paragraph-properties fo:margin-top="0cm" fo:margin-bottom="0cm" fo:break-before="page"/>
    </style:style>
    <style:style style:name="P25" style:family="paragraph" style:parent-style-name="Standard">
      <style:paragraph-properties fo:margin-left="2.501cm" fo:margin-right="0cm" fo:text-indent="0cm" style:auto-text-indent="false"/>
      <style:text-properties style:font-name="Courier 10 Pitch" fo:font-weight="normal" style:font-weight-asian="normal" style:font-weight-complex="normal"/>
    </style:style>
    <style:style style:name="P26" style:family="paragraph" style:parent-style-name="Standard">
      <style:paragraph-properties fo:break-before="page"/>
      <style:text-properties fo:font-weight="normal" style:font-weight-asian="normal" style:font-weight-complex="normal"/>
    </style:style>
    <style:style style:name="P2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28" style:family="paragraph" style:parent-style-name="Standard">
      <style:text-properties fo:font-weight="normal" style:font-weight-asian="normal" style:font-weight-complex="normal"/>
    </style:style>
    <style:style style:name="P29" style:family="paragraph" style:parent-style-name="Heading_20_2">
      <style:text-properties fo:font-weight="normal" style:font-weight-asian="normal" style:font-weight-complex="normal"/>
    </style:style>
    <style:style style:name="P30" style:family="paragraph" style:parent-style-name="Heading_20_3">
      <style:text-properties fo:font-size="12pt" style:font-size-asian="12pt" style:font-size-complex="12pt"/>
    </style:style>
    <style:style style:name="P31"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7pt"/>
    </style:style>
    <style:style style:name="T10" style:family="text">
      <style:text-properties fo:font-size="7pt" fo:font-style="italic"/>
    </style:style>
    <style:style style:name="T11" style:family="text">
      <style:text-properties style:font-name="Courier 10 Pitch"/>
    </style:style>
    <style:style style:name="T12" style:family="text">
      <style:text-properties style:font-name="Courier 10 Pitch"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onymous and First Class Operators for <text:span text:style-name="T1">Tutorial D</text:span></text:h>
      <text:p text:style-name="P22">Dave Voorhis &lt;<text:a xlink:type="simple" xlink:href="mailto:dave@armchair.mb.ca">dave@armchair.mb.ca</text:a>&gt;</text:p>
      <text:p text:style-name="P22">Version 1.01 August 2012</text:p>
      <text:h text:style-name="P29" text:outline-level="2">Introduction</text:h>
      <text:p text:style-name="P2">This is an informal account of work-in-progress extensions to Date and Darwen's <text:span text:style-name="T1">Tutorial D </text:span>database language to support anonymous functions/procedures. <text:s/>Much of this work was inspired <text:span text:style-name="T7">by discussions on </text:span><text:span text:style-name="T3">The Third Manifesto</text:span><text:span text:style-name="T7"> e-mail forum</text:span><text:span text:style-name="T7"><text:note text:id="ftn1" text:note-class="footnote"><text:note-citation>1</text:note-citation><text:note-body><text:p text:style-name="Footnote">The TTM mailing list is a discussion forum for parties interested in the relational model and database languages in general, and particularly in publications – predominately those by Hugh Darwen and C J Date – related to these topics. <text:s/>See <text:a xlink:type="simple" xlink:href="http://thethirdmanifesto.com/">http://thethirdmanifesto.com</text:a></text:p></text:note-body></text:note></text:span><text:span text:style-name="T7">, and – except where noted –</text:span> has been implemented and tested in <text:span text:style-name="T3">Rel</text:span><text:span text:style-name="T7">.</text:span><text:span text:style-name="T7"><text:note text:id="ftn2" text:note-class="footnote"><text:note-citation>2</text:note-citation><text:note-body><text:p text:style-name="Footnote"><text:span text:style-name="T3">Rel</text:span><text:span text:style-name="T7"> is an implementation of </text:span><text:span text:style-name="T6">Tutorial D</text:span><text:span text:style-name="T5">. See</text:span> <text:a xlink:type="simple" xlink:href="http://dbappbuilder.sourceforge.net/Rel.html">http://dbappbuilder.sourceforge.net/Rel.html</text:a> <text:s/>As of this writing, the version of <text:span text:style-name="T3">Rel </text:span><text:span text:style-name="T7">that implements anonymous operators has not yet been publicly released.</text:span></text:p></text:note-body></text:note></text:span></text:p>
      <text:p text:style-name="P4"/>
      <text:p text:style-name="P2"><text:span text:style-name="T7">The remainder of this introduction provides a brief, pragmatic, incomplete</text:span><text:span text:style-name="T7"><text:note text:id="ftn3" text:note-class="footnote"><text:note-citation>3</text:note-citation><text:note-body><text:p text:style-name="Footnote">In particular, absent are any discussions of underlying theory or practical issues like allowable scope of identifier references.</text:p></text:note-body></text:note></text:span><text:span text:style-name="T7">, but hopefully relevant general overview of anonymous and first class functions. <text:s/>Readers familiar with anonymous and first class functions may wish to skip to the </text:span><text:span text:style-name="T3">Operators in </text:span><text:span text:style-name="T4">Tutorial D</text:span><text:span text:style-name="T7"> section. <text:s/>This document assumes familiarity with </text:span><text:span text:style-name="T6">Tutorial D</text:span><text:span text:style-name="T7"> syntax.</text:span></text:p>
      <text:h text:style-name="P30" text:outline-level="3">Anonymous Functions</text:h>
      <text:p text:style-name="P2">In languages that do not support anonymous functions – e.g., C, Pascal, SQL and Java – every function/procedure definition must be given a name.</text:p>
      <text:p text:style-name="P2"/>
      <text:p text:style-name="P2">For example, a hypothetical procedural language of conventional design will almost undoubtedly allow a definition of a function named “plus” like this...</text:p>
      <text:p text:style-name="P2"/>
      <text:p text:style-name="P9">function plus(x integer, y integer) returns integer {</text:p>
      <text:p text:style-name="P9"><text:s text:c="3"/>return x + y</text:p>
      <text:p text:style-name="P9">}</text:p>
      <text:p text:style-name="P2"/>
      <text:p text:style-name="P2">...and an invocation of that definition referencing it by its name, “plus”, like this:</text:p>
      <text:p text:style-name="P2"/>
      <text:p text:style-name="P9">plus(2, 3)</text:p>
      <text:p text:style-name="P2"/>
      <text:p text:style-name="P2">An anonymous function – also known as a lambda expression – is a function (or procedure) definition that does not have a name. <text:s/>A hypothetical procedural language that allows anonymous functions might permit a definition like this:</text:p>
      <text:p text:style-name="P2"/>
      <text:p text:style-name="P9">function (x integer, y integer) returns integer {</text:p>
      <text:p text:style-name="P9"><text:s text:c="3"/>return x + y</text:p>
      <text:p text:style-name="P9">}</text:p>
      <text:p text:style-name="P2"/>
      <text:p text:style-name="P2">Note the absence of any function name. <text:s/>In languages that support anonymous function definitions, they may appear wherever a function invocation would typically reference a function name. <text:s/></text:p>
      <text:p text:style-name="P2"/>
      <text:p text:style-name="P26">For example, the following defines and then invokes an anonymous function:</text:p>
      <text:p text:style-name="P2"/>
      <text:p text:style-name="P9">(function (x integer, y integer) returns integer {</text:p>
      <text:p text:style-name="P9"><text:s text:c="3"/>return x + y</text:p>
      <text:p text:style-name="P9">}) (2, 3)</text:p>
      <text:p text:style-name="P2"/>
      <text:p text:style-name="P2">The definition of the anonymous function has taken the place of the function name in the invocation.</text:p>
      <text:h text:style-name="P30" text:outline-level="3">First Class Functions</text:h>
      <text:p text:style-name="P2">Typically, languages that support anonymous functions/procedures also allow functions/procedures to – in addition to being invoked or executed as usual – be assigned to variables or constants, passed to functions/procedures as arguments, returned from functions, and stored in data structures. <text:s/>A language which allows functions/procedures to be treated in this manner, i.e., as function values, is said to support “first class” functions.</text:p>
      <text:p text:style-name="P2"/>
      <text:p text:style-name="P2">For example, we might be able to assign a function to a variable like this...</text:p>
      <text:p text:style-name="P5"/>
      <text:p text:style-name="P9">var plus = function (x integer, y integer) returns integer {</text:p>
      <text:p text:style-name="P25"><text:s text:c="3"/>return x + y</text:p>
      <text:p text:style-name="P9">}</text:p>
      <text:p text:style-name="P2"/>
      <text:p text:style-name="P2">...and perhaps invoke it like this:</text:p>
      <text:p text:style-name="P2"/>
      <text:p text:style-name="P9">(plus)(2, 3)</text:p>
      <text:p text:style-name="P2"/>
      <text:p text:style-name="P2">Parentheses are used around the variable name to clearly indicate that this is not an invocation of a function named “plus”, but a dereference of a variable named “plus” to obtain its value, which is a function. <text:s/>The function value is then passed arguments (2 and 3) and invoked.</text:p>
      <text:p text:style-name="P2"/>
      <text:p text:style-name="P2">A language that supports anonymous functions need not support first class functions; a language that supports first-class functions need not support anonymous functions. <text:s/>However, these language features almost always appear together. <text:s/>Anonymous functions and first class functions are found in various programming languages including Haskell, assorted LISP dialects, C#, Python, Javascript and PHP. <text:s/>The practical applications for anonymous and first class functions are myriad, but beyond the scope of this document.</text:p>
      <text:h text:style-name="Heading_20_2" text:outline-level="2"><text:span text:style-name="T2">Operators in </text:span><text:span text:style-name="T1">Tutorial D</text:span></text:h>
      <text:p text:style-name="P2"><text:span text:style-name="T7">As defined in published specifications by Date and Darwen, </text:span><text:span text:style-name="T6">Tutorial D</text:span><text:span text:style-name="T7"> supports conventional named procedure and function definitions, with polymorphic invocations based on parameter type inheritance and multiple dispatch</text:span><text:span text:style-name="T7"><text:note text:id="ftn4" text:note-class="footnote"><text:note-citation>4</text:note-citation><text:note-body><text:p text:style-name="Footnote">The details of which are not described here, nor are they relevant to this discourse.</text:p></text:note-body></text:note></text:span><text:span text:style-name="T7">. <text:s/>Date and Darwen call functions and procedures “operators”. This document upholds their practice by now dispensing with the terms “procedure” and “function” in favour of “operator”.</text:span></text:p>
      <text:p text:style-name="P4"/>
      <text:p text:style-name="P4"/>
      <text:p text:style-name="P4"/>
      <text:p text:style-name="P26"><text:span text:style-name="T7">Defining a named operator is straightforward</text:span><text:span text:style-name="T7"><text:note text:id="ftn5" text:note-class="footnote"><text:note-citation>5</text:note-citation><text:note-body><text:p text:style-name="Footnote">The use of upper case keywords is a convention to distinguish keywords from user-defined identifiers. <text:s/>It is not required by the language.</text:p></text:note-body></text:note></text:span><text:span text:style-name="T7">, for example:</text:span></text:p>
      <text:p text:style-name="P4"/>
      <text:p text:style-name="P11">OPERATOR plus(x INTEGER, y INTEGER) RETURNS INTEGER;</text:p>
      <text:p text:style-name="P11"><text:tab/>RETURN x + y;</text:p>
      <text:p text:style-name="P11">END OPERATOR;</text:p>
      <text:p text:style-name="P2"/>
      <text:p text:style-name="P2">The operator can be invoked as follows:</text:p>
      <text:p text:style-name="P5"/>
      <text:p text:style-name="P9">plus(2, 3)</text:p>
      <text:p text:style-name="P2"/>
      <text:p text:style-name="P2"><text:span text:style-name="T7">The published</text:span><text:span text:style-name="T6"> Tutorial D</text:span><text:span text:style-name="T7"> specifications do not define anonymous or first class operators.</text:span></text:p>
      <text:h text:style-name="P29" text:outline-level="2">Anonymous Operators</text:h>
      <text:p text:style-name="P20">We propose to extend <text:span text:style-name="T1">Tutorial D</text:span><text:span text:style-name="T2"> by allowing</text:span> definition of anonymous operators using familiar <text:span text:style-name="T1">Tutorial D</text:span> syntax. <text:s/>The name is simply left out. <text:s/>For example:</text:p>
      <text:p text:style-name="P19"/>
      <text:p text:style-name="P15">OPERATOR (x INTEGER, y INTEGER) RETURNS INTEGER;</text:p>
      <text:p text:style-name="P15"><text:tab/>RETURN x + y;</text:p>
      <text:p text:style-name="P15">END OPERATOR</text:p>
      <text:p text:style-name="P13"/>
      <text:p text:style-name="P20">This extension intends to make <text:span text:style-name="T1">Tutorial D</text:span><text:span text:style-name="T2"> support first class operators, so </text:span>the above represents a selector for an operator value.<text:note text:id="ftn6" text:note-class="footnote"><text:note-citation>6</text:note-citation><text:note-body><text:p text:style-name="Footnote">Whilst verbose, it is intentionally in keeping with existing syntax. <text:s/>As <text:span text:style-name="T1">Tutorial D</text:span> is intended primarily for pedagogical purposes, it is appropriate to favour consistency over brevity. <text:s/>However, the author grew weary of endlessly typing OPERATOR during this phase of <text:span text:style-name="T3">Rel </text:span>development and so<text:span text:style-name="T7"> created a shorthand form of anonymous operator definition, using a pair of digraphs in place of “OPERATOR” and “END OPERATOR” which the author has deemed too aesthetically heinous to mention here.</text:span></text:p></text:note-body></text:note></text:p>
      <text:p text:style-name="P20"/>
      <text:p text:style-name="P20">In the <text:span text:style-name="T3">Rel</text:span><text:span text:style-name="T7"> implementation of </text:span><text:span text:style-name="T6">Tutorial D</text:span><text:span text:style-name="T5">, the above</text:span> is an expression that can be evaluated. <text:s/>Evaluating it from a <text:span text:style-name="T3">Rel</text:span> command line <text:span text:style-name="T7">returns</text:span> the text of the operator definition enclosed in double quotes<text:note text:id="ftn7" text:note-class="footnote"><text:note-citation>7</text:note-citation><text:note-body><text:p text:style-name="Footnote">The double quotes surrounding the definition allows client-side parsers to accept operator values without having to parse their contents. <text:s/>They can simply be read as arbitrary character strings.</text:p></text:note-body></text:note>. <text:s/>This provides a human-readable representation of a machine-executable operator.</text:p>
      <text:p text:style-name="P20"/>
      <text:p text:style-name="P20">For example, in an interactive session in <text:span text:style-name="T3">Rel</text:span><text:span text:style-name="T7">'s DBrowser command-line tool</text:span>, entering the following...</text:p>
      <text:p text:style-name="P23"/>
      <text:p text:style-name="P14">OPERATOR (x INTEGER) RETURNS INTEGER; </text:p>
      <text:p text:style-name="P14"><text:tab/>RETURN x + 1; </text:p>
      <text:p text:style-name="P14">END OPERATOR</text:p>
      <text:p text:style-name="P13"/>
      <text:p text:style-name="P20">...returns the following:</text:p>
      <text:p text:style-name="P23"/>
      <text:p text:style-name="P14">"OPERATOR ( x INTEGER ) RETURNS INTEGER ; RETURN x + 1 ; END OPERATOR" </text:p>
      <text:p text:style-name="P21"/>
      <text:p text:style-name="P20"/>
      <text:p text:style-name="P24">An anonymous operator definition may be used wherever an operator name can appear, as long as it is inside parentheses. <text:s/>For example, the above can be defined and immediately invoked as:</text:p>
      <text:p text:style-name="P19"/>
      <text:p text:style-name="P15">(OPERATOR (x INTEGER, y INTEGER) RETURNS INTEGER;</text:p>
      <text:p text:style-name="P15"><text:tab/>RETURN x + y;</text:p>
      <text:p text:style-name="P15">END OPERATOR) (2, 3)</text:p>
      <text:h text:style-name="P29" text:outline-level="2">First Class Operators</text:h>
      <text:p text:style-name="P2">Since operators are values, they can be assigned to variables. <text:s/>For example, the following is allowable:</text:p>
      <text:p text:style-name="P2"/>
      <text:p text:style-name="P9">VAR myvar INIT(</text:p>
      <text:p text:style-name="P9"><text:tab/>OPERATOR (x INTEGER) RETURNS INTEGER; </text:p>
      <text:p text:style-name="P9"><text:tab/><text:tab/>RETURN x+1; </text:p>
      <text:p text:style-name="P9"><text:tab/>END OPERATOR);</text:p>
      <text:p text:style-name="P16"/>
      <text:p text:style-name="P16">The contents of variable “myvar” – which is an operator – can be invoked as follows:</text:p>
      <text:p text:style-name="P16"/>
      <text:p text:style-name="P17"><text:tab/><text:span text:style-name="T11">(myvar)(2)</text:span></text:p>
      <text:p text:style-name="P17"/>
      <text:p text:style-name="P16">Note the parentheses around “myvar”. <text:s/>The operator in “myvar” may <text:span text:style-name="T8">not</text:span> be invoked as follows:</text:p>
      <text:p text:style-name="P16"/>
      <text:p text:style-name="P18"><text:tab/>myvar(2)</text:p>
      <text:p text:style-name="P16"/>
      <text:p text:style-name="P16">The above is strictly considered an attempt to invoke a named operator called “myvar”. </text:p>
      <text:h text:style-name="P29" text:outline-level="2">Operator Types</text:h>
      <text:p text:style-name="Standard">Operator types may be explicitly specified. <text:s/>The variable above could have been defined as:</text:p>
      <text:p text:style-name="Standard"/>
      <text:p text:style-name="P8">VAR myvar OPERATOR (INTEGER) RETURNS INTEGER;</text:p>
      <text:p text:style-name="P2"/>
      <text:p text:style-name="P2">An operator type is specified as the keyword OPERATOR, followed by a comma-separated list of parameter types enclosed by parentheses, optionally followed by the RETURNS keyword followed by the return type.</text:p>
      <text:p text:style-name="P2"/>
      <text:p text:style-name="P2">An operator type may appear wherever a type may appear. <text:s/>Thus, parameters, tuple and relation attributes, variables, and return types may all be of type OPERATOR.</text:p>
      <text:h text:style-name="P29" text:outline-level="2">Higher-order Operators</text:h>
      <text:p text:style-name="P2">Operators may return operators. <text:s/>Thus, higher order operators may be defined. <text:s/></text:p>
      <text:p text:style-name="P2"/>
      <text:p text:style-name="P2">For example, the following is allowed:</text:p>
      <text:p text:style-name="P2"/>
      <text:p text:style-name="P9"><text:bookmark-start text:name="__DdeLink__425_1801190966"/>VAR myvar INIT (OPERATOR (x INTEGER, y INTEGER) RETURNS OPERATOR (INTEGER) RETURNS INTEGER;</text:p>
      <text:p text:style-name="P18"><text:tab/><text:tab/>RETURN OPERATOR (p INTEGER) RETURNS INTEGER; </text:p>
      <text:p text:style-name="P18"><text:tab/><text:tab/><text:tab/>RETURN x + y + p; </text:p>
      <text:p text:style-name="P18"><text:tab/><text:tab/>END OPERATOR;</text:p>
      <text:p text:style-name="P9">END OPERATOR);</text:p>
      <text:p text:style-name="P2"><text:bookmark-end text:name="__DdeLink__425_1801190966"/><text:soft-page-break/></text:p>
      <text:p text:style-name="P2">The above may be invoked as follows:</text:p>
      <text:p text:style-name="P2"/>
      <text:p text:style-name="P2"><text:tab/><text:span text:style-name="T11">(myvar)(2, 3)</text:span></text:p>
      <text:p text:style-name="P2"/>
      <text:p text:style-name="P2">It will return an operator of type <text:span text:style-name="T11">OPERATOR (INTEGER) RETURNS INTEGER</text:span>, which can be invoked as follows:</text:p>
      <text:p text:style-name="P5"/>
      <text:p text:style-name="P5"><text:tab/>((myvar)(2, 3))(5)</text:p>
      <text:p text:style-name="P2"/>
      <text:p text:style-name="P2">The return value will be an INTEGER; 10 in this case.</text:p>
      <text:h text:style-name="P29" text:outline-level="2">Anonymous Operators in Relations</text:h>
      <text:p text:style-name="P2">As noted above, operator types may appear wherever types may appear. <text:s/>Therefore, tuple and relation attributes may be of type OPERATOR. <text:s/>The following is allowed:</text:p>
      <text:p text:style-name="P2"/>
      <text:p text:style-name="P10"><text:bookmark-start text:name="__DdeLink__510_885192968"/>VAR myvar REAL RELATION {</text:p>
      <text:p text:style-name="P10"><text:s text:c="2"/>x INTEGER,</text:p>
      <text:p text:style-name="P10"><text:s text:c="2"/>y OPERATOR (INTEGER, INTEGER) RETURNS INTEGER</text:p>
      <text:p text:style-name="P10">} KEY {x};<text:bookmark-end text:name="__DdeLink__510_885192968"/></text:p>
      <text:p text:style-name="P7"/>
      <text:p text:style-name="Standard">Attribute 'y' is of type OPERATOR, which accepts two integer arguments and returns an integer. <text:s/>The relation-valued variable (aka relvar) “myvar” can be assigned a relation:</text:p>
      <text:p text:style-name="P7"/>
      <text:p text:style-name="P10"><text:bookmark-start text:name="__DdeLink__512_885192968"/>myvar := RELATION {</text:p>
      <text:p text:style-name="P10"><text:s text:c="2"/>TUPLE {x 1, y OPERATOR (a INTEGER, b INTEGER) RETURNS INTEGER; </text:p>
      <text:p text:style-name="P10"><text:tab/>RETURN a + b; END OPERATOR},</text:p>
      <text:p text:style-name="P10"><text:s text:c="2"/>TUPLE {x 2, y OPERATOR (a INTEGER, b INTEGER) RETURNS INTEGER; </text:p>
      <text:p text:style-name="P10"><text:tab/>RETURN a - b; END OPERATOR},</text:p>
      <text:p text:style-name="P10"><text:s text:c="2"/>TUPLE {x 3, y OPERATOR (a INTEGER, b INTEGER) RETURNS INTEGER; </text:p>
      <text:p text:style-name="P10"><text:tab/>RETURN a * b; END OPERATOR},</text:p>
      <text:p text:style-name="P10"><text:s text:c="2"/>TUPLE {x 4, y OPERATOR (a INTEGER, b INTEGER) RETURNS INTEGER; </text:p>
      <text:p text:style-name="P10"><text:tab/>RETURN a / b; END OPERATOR}</text:p>
      <text:p text:style-name="P10">};<text:bookmark-end text:name="__DdeLink__512_885192968"/></text:p>
      <text:p text:style-name="P6"/>
      <text:p text:style-name="P2">The variable has been assigned a relation of tuples, each consisting of an integer 'x' and an operator value 'y' conforming to the operator type in the relation heading.</text:p>
      <text:p text:style-name="P2"/>
      <text:p text:style-name="P2">The attribute values of 'y' can be invoked as (for example) follows:</text:p>
      <text:p text:style-name="P2"/>
      <text:p text:style-name="P9"><text:bookmark-start text:name="__DdeLink__514_885192968"/>EXTEND myvar: {r := (y)(x, 2)} <text:s/><text:bookmark-end text:name="__DdeLink__514_885192968"/></text:p>
      <text:p text:style-name="P2"/>
      <text:p text:style-name="P2">This expression extends myvar with the result 'r' of evaluating the operator in y with arguments x and 2. <text:s/>Evaluating it in <text:span text:style-name="T3">Rel's </text:span><text:span text:style-name="T7">DBrowser</text:span> returns the following:</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x<text:line-break/><text:span text:style-name="T10">INTEGER</text:span> </text:p>
          </table:table-cell>
          <table:table-cell table:style-name="Table1.A1" office:value-type="string">
            <text:p text:style-name="Table_20_Heading">y<text:line-break/><text:span text:style-name="T9">OPERATOR (</text:span><text:span text:style-name="T10">INTEGER</text:span><text:span text:style-name="T9">, </text:span><text:span text:style-name="T10">INTEGER</text:span><text:span text:style-name="T9">) RETURNS </text:span><text:span text:style-name="T10">INTEGER</text:span> </text:p>
          </table:table-cell>
          <table:table-cell table:style-name="Table1.C1" office:value-type="string">
            <text:p text:style-name="Table_20_Heading">r<text:line-break/><text:span text:style-name="T10">INTEGER</text:span> </text:p>
          </table:table-cell>
        </table:table-row>
        <table:table-row>
          <table:table-cell table:style-name="Table1.A2" office:value-type="string">
            <text:p text:style-name="Table_20_Contents">1 </text:p>
          </table:table-cell>
          <table:table-cell table:style-name="Table1.A2" office:value-type="string">
            <text:p text:style-name="Table_20_Contents">OPERATOR ( a INTEGER , b INTEGER ) RETURNS INTEGER ; RETURN a + b ; END OPERATOR </text:p>
          </table:table-cell>
          <table:table-cell table:style-name="Table1.C2" office:value-type="string">
            <text:p text:style-name="Table_20_Contents">3 </text:p>
          </table:table-cell>
        </table:table-row>
        <table:table-row>
          <table:table-cell table:style-name="Table1.A2" office:value-type="string">
            <text:p text:style-name="Table_20_Contents">2 </text:p>
          </table:table-cell>
          <table:table-cell table:style-name="Table1.A2" office:value-type="string">
            <text:p text:style-name="Table_20_Contents">OPERATOR ( a INTEGER , b INTEGER ) RETURNS INTEGER ; RETURN a - b ; END OPERATOR </text:p>
          </table:table-cell>
          <table:table-cell table:style-name="Table1.C2" office:value-type="string">
            <text:p text:style-name="Table_20_Contents">0 </text:p>
          </table:table-cell>
        </table:table-row>
        <table:table-row>
          <table:table-cell table:style-name="Table1.A2" office:value-type="string">
            <text:p text:style-name="Table_20_Contents">3 </text:p>
          </table:table-cell>
          <table:table-cell table:style-name="Table1.A2" office:value-type="string">
            <text:p text:style-name="Table_20_Contents">OPERATOR ( a INTEGER , b INTEGER ) RETURNS INTEGER ; RETURN a * b ; END OPERATOR </text:p>
          </table:table-cell>
          <table:table-cell table:style-name="Table1.C2" office:value-type="string">
            <text:p text:style-name="Table_20_Contents">6 </text:p>
          </table:table-cell>
        </table:table-row>
        <table:table-row>
          <table:table-cell table:style-name="Table1.A2" office:value-type="string">
            <text:p text:style-name="Table_20_Contents">4 </text:p>
          </table:table-cell>
          <table:table-cell table:style-name="Table1.A2" office:value-type="string">
            <text:p text:style-name="Table_20_Contents">OPERATOR ( a INTEGER , b INTEGER ) RETURNS INTEGER ; RETURN a / b ; END OPERATOR </text:p>
          </table:table-cell>
          <table:table-cell table:style-name="Table1.C2" office:value-type="string">
            <text:p text:style-name="Table_20_Contents">2 </text:p>
          </table:table-cell>
        </table:table-row>
      </table:table>
      <text:p text:style-name="P2"/>
      <text:h text:style-name="P29" text:outline-level="2">Further Work</text:h>
      <text:h text:style-name="P31" text:outline-level="3">Scope and Allowable References</text:h>
      <text:p text:style-name="P2">The astute reader will note that none of the above examples make reference to local or global variables or other operators. <text:s/>This is deliberate, as the restrictions – if any – that should be placed on such references are still to be considered.</text:p>
      <text:p text:style-name="P2"/>
      <text:p text:style-name="P4">When storing operators in a relvar, identifier references that are in scope at the point of insertion <text:s/>will not necessarily be present at the point of retrieval. <text:s/>For example, the following is currently allowed:</text:p>
      <text:p text:style-name="P4"/>
      <text:p text:style-name="P12"><text:bookmark-start text:name="__DdeLink__553_885192968"/>VAR myvar REAL RELATION {</text:p>
      <text:p text:style-name="P12"><text:tab/>x INTEGER, </text:p>
      <text:p text:style-name="P12"><text:tab/>y OPERATOR (INTEGER) RETURNS INTEGER</text:p>
      <text:p text:style-name="P12">} KEY {x};</text:p>
      <text:p text:style-name="P12">VAR k INTEGER;</text:p>
      <text:p text:style-name="P12">DO k := 1 TO 10;</text:p>
      <text:p text:style-name="P12"><text:tab/>INSERT myvar RELATION {</text:p>
      <text:p text:style-name="P12"><text:tab/><text:tab/>TUPLE {x k, y OPERATOR (q INTEGER) RETURNS INTEGER;</text:p>
      <text:p text:style-name="P12"><text:tab/><text:tab/><text:tab/><text:tab/>RETURN q + k;</text:p>
      <text:p text:style-name="P12"><text:tab/><text:tab/><text:tab/>END OPERATOR}</text:p>
      <text:p text:style-name="P12"><text:tab/>};</text:p>
      <text:p text:style-name="P12">END DO;<text:bookmark-end text:name="__DdeLink__553_885192968"/></text:p>
      <text:p text:style-name="P11"/>
      <text:p text:style-name="P4">Note the reference to transient variable 'k' in the anonymous operator definitions being inserted into myvar.</text:p>
      <text:p text:style-name="P4"/>
      <text:p text:style-name="P2"><text:span text:style-name="T7">In </text:span><text:span text:style-name="T3">Rel</text:span><text:span text:style-name="T7">, such references become</text:span> unbound at the point of insertion. <text:s/>When the operators are later invoked, <text:span text:style-name="T3">Rel </text:span><text:span text:style-name="T7">will attempt to re-bind them in their own isolated run-time scope. <text:s/>If no appropriate binding can be made, an error will be thrown. <text:s/>For example...</text:span></text:p>
      <text:p text:style-name="P4"/>
      <text:p text:style-name="P2"><text:span text:style-name="T7"><text:tab/></text:span><text:span text:style-name="T12">EXTEND myvar: {r := (y)(2)}</text:span></text:p>
      <text:p text:style-name="P4"/>
      <text:p text:style-name="P4"/>
      <text:p text:style-name="P27">...returns:</text:p>
      <text:p text:style-name="P4"/>
      <text:p text:style-name="P11">ERROR: 'k' has not been defined.</text:p>
      <text:p text:style-name="P11">Line 1, column 53 near 'k'</text:p>
      <text:p text:style-name="P4"/>
      <text:p text:style-name="P2">It might be reasonable to attempt to re-bind references to local scope upon invocation, but this raises the potential for unpleasant surprises: unbound references will attempt to bind to whatever matching names they find, whether intended or not. <text:s/></text:p>
      <text:p text:style-name="P2"/>
      <text:p text:style-name="P2">Alternatively, the values of variables like 'k' could be captured in a closure at the point of inserting the tuple containing the operator. <text:s/>However, that closure would either have to be “hidden” somewhere in the tuple – a violation of Codd's Information Principle – or exposed in some fashion, perhaps in an additional attribute or by automated rewriting of the operator definition. <text:s/>Clearly, these are unsatisfactory solutions.</text:p>
      <text:p text:style-name="P2"/>
      <text:p text:style-name="P2">Therefore, for the sake of predictability, consistency and simplicity, it may be preferable to require that anonymous operators be strictly limited to referencing persistent relvars, and that all other dynamic values must be supplied via parameters. <text:s/>If even that is considered too permissive, references to persistent relvars can be disallowed as well, and thus all non-literal values must be parametrised. <text:s/></text:p>
      <text:p text:style-name="P2"/>
      <text:p text:style-name="P2">This is a matter for further consideration.</text:p>
      <text:h text:style-name="P31" text:outline-level="3">Use of Named Operators as Values</text:h>
      <text:p text:style-name="P2">It should be possible to obtain the value of named operators. <text:s/>For example, given the following...</text:p>
      <text:p text:style-name="P2"/>
      <text:p text:style-name="P9"><text:bookmark-start text:name="__DdeLink__600_885192968"/>OPERATOR op1(x INTEGER) RETURNS INTEGER;</text:p>
      <text:p text:style-name="P9"><text:tab/>RETURN x * 2;</text:p>
      <text:p text:style-name="P9">END OPERATOR;</text:p>
      <text:p text:style-name="P9"/>
      <text:p text:style-name="P9">OPERATOR op2(p INTEGER, q OPERATOR(INTEGER) RETURNS INTEGER) RETURNS INTEGER;</text:p>
      <text:p text:style-name="P9"><text:tab/>RETURN (q)(p + 2);</text:p>
      <text:p text:style-name="P9">END OPERATOR;<text:bookmark-end text:name="__DdeLink__600_885192968"/></text:p>
      <text:p text:style-name="P2"/>
      <text:p text:style-name="P2">...it should be possible to evaluate the following:</text:p>
      <text:p text:style-name="P2"/>
      <text:p text:style-name="P2"><text:tab/><text:span text:style-name="T11">op2(5, op1)</text:span></text:p>
      <text:p text:style-name="P2"/>
      <text:p text:style-name="P2">Note that op1 is passed as an argument to op2. <text:s/>As of this writing, whilst the two operator definitions may be created in <text:span text:style-name="T3">Rel</text:span>, op1 may not be passed as an argument to op2. <text:s/>This is a work in progress, noting that such operator invocations may be polymorphic, dependent on the most specific type of the parameters at the point of invocation.</text:p>
      <text:h text:style-name="P30" text:outline-level="3">User-defined Aggregate Operators for SUMMARIZE</text:h>
      <text:p text:style-name="P2">SUMMARIZE currently only supports built-in aggregate operators, like AVG, SUM, MIN, EXACTLYD, etc. <text:s/>An obvious application for first class operators is to allow user-defined aggregate operators to be passed as arguments to SUMMARIZE. <text:s/></text:p>
      <text:p text:style-name="P2"/>
      <text:p text:style-name="P2">Consideration for how best to implement this is a work in progress.</text:p>
      <text:p text:style-name="P2"><text:soft-page-break/></text:p>
      <text:p text:style-name="P2"/>
      <text:p text:style-name="P2"/>
      <text:p text:style-name="P2"/>
      <text:p text:style-name="P2"/>
      <text:p text:style-name="P3">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Voorhis</meta:initial-creator>
    <meta:creation-date>2012-08-12T09:32:54</meta:creation-date>
    <dc:date>2012-08-13T16:14:00</dc:date>
    <dc:creator>Dave Voorhis</dc:creator>
    <meta:editing-duration>PT12H51M55S</meta:editing-duration>
    <meta:editing-cycles>150</meta:editing-cycles>
    <meta:generator>LibreOffice/3.5$Linux_X86_64 LibreOffice_project/350m1$Build-2</meta:generator>
    <meta:document-statistic meta:table-count="1" meta:image-count="0" meta:object-count="0" meta:page-count="8" meta:paragraph-count="174" meta:word-count="2167" meta:character-count="13458" meta:non-whitespace-character-count="11329"/>
  </office:meta>
</office:document-meta>
</file>